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f43a" officeooo:paragraph-rsid="001ef43a"/>
    </style:style>
    <style:style style:name="P2" style:family="paragraph" style:parent-style-name="Standard">
      <style:text-properties officeooo:rsid="00202417" officeooo:paragraph-rsid="00202417"/>
    </style:style>
    <style:style style:name="P3" style:family="paragraph" style:parent-style-name="Standard">
      <style:text-properties officeooo:rsid="0022bb4f" officeooo:paragraph-rsid="0022bb4f"/>
    </style:style>
    <style:style style:name="P4" style:family="paragraph" style:parent-style-name="Standard">
      <style:text-properties officeooo:rsid="0022bb4f" officeooo:paragraph-rsid="0024a494"/>
    </style:style>
    <style:style style:name="P5" style:family="paragraph" style:parent-style-name="Standard">
      <style:text-properties fo:font-weight="bold" officeooo:rsid="0025b426" officeooo:paragraph-rsid="0025b426" style:font-weight-asian="bold" style:font-weight-complex="bold"/>
    </style:style>
    <style:style style:name="P6" style:family="paragraph" style:parent-style-name="Standard">
      <style:text-properties fo:font-weight="bold" officeooo:rsid="00266119" officeooo:paragraph-rsid="00266119" style:font-weight-asian="bold" style:font-weight-complex="bold"/>
    </style:style>
    <style:style style:name="P7" style:family="paragraph" style:parent-style-name="Standard">
      <style:text-properties officeooo:rsid="00266119" officeooo:paragraph-rsid="00266119"/>
    </style:style>
    <style:style style:name="P8" style:family="paragraph" style:parent-style-name="Standard" style:list-style-name="L1">
      <style:text-properties officeooo:rsid="0022bb4f" officeooo:paragraph-rsid="0022bb4f"/>
    </style:style>
    <style:style style:name="P9" style:family="paragraph" style:parent-style-name="Standard" style:list-style-name="L2">
      <style:text-properties officeooo:rsid="00266119" officeooo:paragraph-rsid="00266119"/>
    </style:style>
    <style:style style:name="P10" style:family="paragraph" style:parent-style-name="Standard">
      <style:text-properties fo:color="#c9211e" fo:font-weight="bold" officeooo:rsid="00202417" officeooo:paragraph-rsid="00202417" style:font-weight-asian="bold" style:font-weight-complex="bold"/>
    </style:style>
    <style:style style:name="T1" style:family="text">
      <style:text-properties officeooo:rsid="0024a494"/>
    </style:style>
    <style:style style:name="T2" style:family="text">
      <style:text-properties officeooo:rsid="0025b4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b01</text:p>
      <text:list xml:id="list2493598845" text:style-name="L1">
        <text:list-item>
          <text:p text:style-name="P8">Manipulate some datatypes – bool, nat, Z, strings?</text:p>
        </text:list-item>
        <text:list-item>
          <text:p text:style-name="P8">Prop is not same as “bool”. Prop means “a mathematical proposition”. Propositions in Coq are things that are either proven or unproven.</text:p>
        </text:list-item>
        <text:list-item>
          <text:p text:style-name="P8">You can use earlier lemmas to build new ones. </text:p>
        </text:list-item>
        <text:list-item>
          <text:p text:style-name="P8">Sometimes you also need <text:span text:style-name="T2">additional</text:span> axioms to build new stuff (such as classic axiom).</text:p>
        </text:list-item>
      </text:list>
      <text:p text:style-name="P3"/>
      <text:p text:style-name="P3"/>
      <text:p text:style-name="P6">Lab02</text:p>
      <text:list xml:id="list2889319364" text:style-name="L2">
        <text:list-item>
          <text:p text:style-name="P9">Something wagely useful (chess queens etc.)</text:p>
        </text:list-item>
        <text:list-item>
          <text:p text:style-name="P9">Generating Scala code.</text:p>
        </text:list-item>
      </text:list>
      <text:p text:style-name="P7"/>
      <text:p text:style-name="P3"/>
      <text:p text:style-name="P3"/>
      <text:p text:style-name="P3"/>
      <text:p text:style-name="P2"/>
      <text:p text:style-name="P2">Axiom</text:p>
      <text:p text:style-name="P2">Hypothesis</text:p>
      <text:p text:style-name="P2">Variables</text:p>
      <text:p text:style-name="P2">Fixedpoint</text:p>
      <text:p text:style-name="P4">“<text:span text:style-name="T1">Theorem”, </text:span>"Lemma", "Remark", "Fact", "Corollary", "Proposition"</text:p>
      <text:p text:style-name="P2"/>
      <text:p text:style-name="P2">Section </text:p>
      <text:p text:style-name="P2">End</text:p>
      <text:p text:style-name="P2">Proof.</text:p>
      <text:p text:style-name="P2">Qed</text:p>
      <text:p text:style-name="P2">Eval</text:p>
      <text:p text:style-name="P2">Admitted. </text:p>
      <text:p text:style-name="P2"/>
      <text:p text:style-name="P2">forall exists -&gt; ~ /\ <text:s/>\/ &lt;-&gt;</text:p>
      <text:p text:style-name="P2"/>
      <text:p text:style-name="P1"/>
      <text:p text:style-name="P1"/>
      <text:p text:style-name="P1"/>
      <text:p text:style-name="P1">intros &lt;forall variable&gt;</text:p>
      <text:p text:style-name="P1">intros <text:s/>&lt;hypothesis name&gt;</text:p>
      <text:p text:style-name="P1">exact &lt;hypothesis&gt;</text:p>
      <text:p text:style-name="P1">apply &lt;implication hypothesis&gt;</text:p>
      <text:p text:style-name="P2">apply &lt;Axiom&gt; with (Param1:=expr1) (Param2:=expr2)</text:p>
      <text:p text:style-name="P1">destruct H as [H1 H2]</text:p>
      <text:p text:style-name="P2">destruct H as [H1 [H2 [H3 H4]]]</text:p>
      <text:p text:style-name="P1">destruct H as [H1 | H2]</text:p>
      <text:p text:style-name="P2">assert</text:p>
      <text:p text:style-name="P1">split</text:p>
      <text:p text:style-name="P1">right</text:p>
      <text:p text:style-name="P1">left</text:p>
      <text:p text:style-name="P1">(semicolon and dash)</text:p>
      <text:p text:style-name="P1">elim &lt;hypothesis&gt;</text:p>
      <text:p text:style-name="P1">clear &lt;hypothesis&gt;</text:p>
      <text:p text:style-name="P2">unfold not. <text:s text:c="2"/>(or other things)</text:p>
      <text:p text:style-name="P10">pose (H1 H2) as H3. </text:p>
      <text:p text:style-name="P2"><text:s/>pose (proof_of_B := A_implies_B proof_of_A).</text:p>
      <text:p text:style-name="P2"><text:soft-page-break/>Contradiction H</text:p>
      <text:p text:style-name="P2">Require Import Classical_Prop.</text:p>
      <text:p text:style-name="P2">elim (classic p). </text:p>
      <text:p text:style-name="P2"/>
      <text:p text:style-name="P2">discriminate</text:p>
      <text:p text:style-name="P2"/>
      <text:p text:style-name="P2">tauto. </text:p>
      <text:p text:style-name="P2">trivial.</text:p>
      <text:p text:style-name="P2">simple.<text:line-break/>,,,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7T23:29:47.423449557</meta:creation-date>
    <dc:date>2020-01-20T21:02:30.489000000</dc:date>
    <meta:editing-duration>PT21H47M59S</meta:editing-duration>
    <meta:editing-cycles>6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45" meta:word-count="165" meta:character-count="1058" meta:non-whitespace-character-count="932"/>
  </office:meta>
</office:document-meta>
</file>